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S 7 POLLITOS INVERSIONE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NOCCA PERALTA, PETER JOH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RAMPO VASQUEZ CRISTIAN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925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9:52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